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837" officeooo:paragraph-rsid="000c4837"/>
    </style:style>
    <style:style style:name="P2" style:family="paragraph" style:parent-style-name="Standard">
      <style:text-properties officeooo:paragraph-rsid="000c4837"/>
    </style:style>
    <style:style style:name="P3" style:family="paragraph" style:parent-style-name="Standard" style:list-style-name="L1">
      <style:text-properties officeooo:rsid="000d9f73" officeooo:paragraph-rsid="000d9f73"/>
    </style:style>
    <style:style style:name="P4" style:family="paragraph" style:parent-style-name="Standard">
      <style:text-properties officeooo:rsid="000d9f73" officeooo:paragraph-rsid="000d9f73"/>
    </style:style>
    <style:style style:name="P5" style:family="paragraph" style:parent-style-name="Standard">
      <style:text-properties officeooo:paragraph-rsid="000d9f73"/>
    </style:style>
    <style:style style:name="P6" style:family="paragraph" style:parent-style-name="Standard">
      <style:text-properties officeooo:rsid="000ee03a" officeooo:paragraph-rsid="000ee03a"/>
    </style:style>
    <style:style style:name="P7" style:family="paragraph" style:parent-style-name="Standard">
      <style:text-properties officeooo:rsid="000ee0fe" officeooo:paragraph-rsid="000ee0fe"/>
    </style:style>
    <style:style style:name="P8" style:family="paragraph" style:parent-style-name="Standard">
      <style:text-properties officeooo:rsid="000f71c9" officeooo:paragraph-rsid="000f71c9"/>
    </style:style>
    <style:style style:name="P9" style:family="paragraph" style:parent-style-name="Standard">
      <style:text-properties officeooo:rsid="0011357a" officeooo:paragraph-rsid="0011357a"/>
    </style:style>
    <style:style style:name="P10" style:family="paragraph" style:parent-style-name="Standard">
      <style:text-properties officeooo:rsid="0012a329" officeooo:paragraph-rsid="0012a329"/>
    </style:style>
    <style:style style:name="P11" style:family="paragraph" style:parent-style-name="Standard">
      <style:text-properties officeooo:rsid="001381a0" officeooo:paragraph-rsid="001381a0"/>
    </style:style>
    <style:style style:name="P12" style:family="paragraph" style:parent-style-name="Standard">
      <style:text-properties officeooo:rsid="0014ff2c" officeooo:paragraph-rsid="0014ff2c"/>
    </style:style>
    <style:style style:name="P13" style:family="paragraph" style:parent-style-name="Standard">
      <style:text-properties officeooo:rsid="0015ef04" officeooo:paragraph-rsid="0015ef04"/>
    </style:style>
    <style:style style:name="P14" style:family="paragraph" style:parent-style-name="Standard">
      <style:text-properties officeooo:rsid="00164d99" officeooo:paragraph-rsid="00164d99"/>
    </style:style>
    <style:style style:name="T1" style:family="text">
      <style:text-properties officeooo:rsid="000c4837"/>
    </style:style>
    <style:style style:name="T2" style:family="text">
      <style:text-properties officeooo:rsid="000d9f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youtube.com/watch?v=mt4K6gHj5gE" text:style-name="Internet_20_link" text:visited-style-name="Visited_20_Internet_20_Link">https://www.youtube.com/watch?v=mt4K6gHj5gE</text:a> </text:p>
      <text:p text:style-name="P1"/>
      <text:p text:style-name="P1">Priciples of effective developer</text:p>
      <text:p text:style-name="P1"/>
      <text:p text:style-name="P2"><text:span text:style-name="T2">Embarace</text:span><text:span text:style-name="T1"> automation</text:span></text:p>
      <text:list xml:id="list1824244337" text:style-name="L1">
        <text:list-item>
          <text:p text:style-name="P3">learn IDE</text:p>
        </text:list-item>
      </text:list>
      <text:p text:style-name="P4"/>
      <text:p text:style-name="P5">Use command line – linux <text:span text:style-name="T2">and widows</text:span> </text:p>
      <text:p text:style-name="P6">for linux defie aliases</text:p>
      <text:p text:style-name="P6"/>
      <text:p text:style-name="P7">Minimize context switches </text:p>
      <text:p text:style-name="P7"/>
      <text:p text:style-name="P8">learn VIM install pluging I IDE and use it</text:p>
      <text:p text:style-name="P8">→ no need for mouse</text:p>
      <text:p text:style-name="P1"><text:tab/></text:p>
      <text:p text:style-name="P9">don’t wait compile time → try to fix it </text:p>
      <text:p text:style-name="P10">so result of the applicaition – start feedback must be shorter </text:p>
      <text:p text:style-name="P11">JREbel<text:line-break/>run test faster </text:p>
      <text:p text:style-name="P11"/>
      <text:p text:style-name="P12">manage distractions</text:p>
      <text:p text:style-name="P12"/>
      <text:p text:style-name="P13">sebastian dascher → course</text:p>
      <text:p text:style-name="P13"/>
      <text:p text:style-name="P13"/>
      <text:p text:style-name="P13">todo list for tomorrow and have a done list </text:p>
      <text:p text:style-name="P14">name 2023-01-</text:p>
      <text:p text:style-name="P14">task list and calendar 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4T12:52:46.064321905</meta:creation-date>
    <dc:date>2023-06-04T13:35:23.844204257</dc:date>
    <meta:editing-duration>PT42M34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81" meta:character-count="503" meta:non-whitespace-character-count="429"/>
  </office:meta>
</office:document-meta>
</file>